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0ac" officeooo:paragraph-rsid="001520ac"/>
    </style:style>
    <style:style style:name="P2" style:family="paragraph" style:parent-style-name="Standard" style:list-style-name="L2">
      <style:text-properties officeooo:rsid="001520ac" officeooo:paragraph-rsid="001520ac"/>
    </style:style>
    <style:style style:name="P3" style:family="paragraph" style:parent-style-name="Standard">
      <style:text-properties style:text-underline-style="solid" style:text-underline-width="auto" style:text-underline-color="font-color" officeooo:rsid="001520ac" officeooo:paragraph-rsid="001520ac"/>
    </style:style>
    <style:style style:name="P4" style:family="paragraph" style:parent-style-name="Standard" style:list-style-name="L2">
      <style:text-properties officeooo:paragraph-rsid="001520ac"/>
    </style:style>
    <style:style style:name="T1" style:family="text">
      <style:text-properties officeooo:rsid="001520a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n</text:p>
      <text:p text:style-name="P1">Assumption every sailor has exactly 1 entry for every race in their series.</text:p>
      <text:list xml:id="list2853971320" text:style-name="L2">
        <text:list-item>
          <text:p text:style-name="P2">when race created, blank entries created automaticity</text:p>
        </text:list-item>
        <text:list-item>
          <text:p text:style-name="P2">when sailor added after series begins, did not compete entries added automaticity for all missed races</text:p>
        </text:list-item>
        <text:list-item>
          <text:p text:style-name="P4"><text:span text:style-name="T1">when sailor or race removed, all associated race entries removed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9T16:39:04.324000000</dc:date>
    <meta:editing-duration>PT1M19S</meta:editing-duration>
    <meta:editing-cycles>1</meta:editing-cycles>
    <meta:document-statistic meta:table-count="0" meta:image-count="0" meta:object-count="0" meta:page-count="1" meta:paragraph-count="5" meta:word-count="50" meta:character-count="302" meta:non-whitespace-character-count="260"/>
    <meta:generator>LibreOffice/7.2.4.1$Windows_X86_64 LibreOffice_project/27d75539669ac387bb498e35313b970b7fe9c4f9</meta:generator>
  </office:meta>
</office:document-meta>
</file>